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keDefaultProxy.InvokeDefault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okeDefaultRealMethod.InvokeDefaultRealMethod( Object proxy , Method method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okeDefaultRealMethod.invok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vokeDefaultRealMethod.isInvok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DefaultProxy.resolve( Object proxy , Method method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